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Login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existing user requests for login to Application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A user Logging in, and now can see his/her dashboard(profile)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>Cannot Login and stay in current Page</text:p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SupportUsers, Athletes, Instructor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>User asks to Authorization and logging in</text:p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list xml:id="list4103554798" text:style-name="WWNum2">
              <text:list-header>
                <text:p text:style-name="P5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2246064497" text:style-name="WWNum1">
              <text:list-item>
                <text:p text:style-name="P4">he/she enters wrong or not valid information to system</text:p>
              </text:list-item>
              <text:list-item>
                <text:p text:style-name="P4">Access denied and the user stays in login Pag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2T06:20:21.407905224</dc:date>
    <meta:editing-duration>PT9S</meta:editing-duration>
    <meta:editing-cycles>1</meta:editing-cycles>
    <meta:document-statistic meta:table-count="1" meta:image-count="0" meta:object-count="0" meta:page-count="1" meta:paragraph-count="19" meta:word-count="79" meta:character-count="497" meta:non-whitespace-character-count="437"/>
  </office:meta>
</office:document-meta>
</file>